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24cm"/>
    </style:style>
    <style:style style:name="co2" style:family="table-column">
      <style:table-column-properties fo:break-before="auto" style:column-width="10.5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229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2.018cm" fo:break-before="auto" style:use-optimal-row-height="true"/>
    </style:style>
    <style:style style:name="ro6" style:family="table-row">
      <style:table-row-properties style:row-height="5.964cm" fo:break-before="auto" style:use-optimal-row-height="true"/>
    </style:style>
    <style:style style:name="ro7" style:family="table-row">
      <style:table-row-properties style:row-height="5.569cm" fo:break-before="auto" style:use-optimal-row-height="true"/>
    </style:style>
    <style:style style:name="ro8" style:family="table-row">
      <style:table-row-properties style:row-height="9.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How to step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EP 1- Create a react native project</text:p>
          </table:table-cell>
          <table:table-cell/>
        </table:table-row>
        <table:table-row table:style-name="ro1">
          <table:table-cell/>
          <table:table-cell office:value-type="string">
            <text:p>https://facebook.github.io/react-native/docs/getting-started</text:p>
          </table:table-cell>
        </table:table-row>
        <table:table-row table:style-name="ro2">
          <table:table-cell office:value-type="string">
            <text:p>There are two ways one is to use Expo and the other is building with native code.</text:p>
            <text:p>Expo looks easy in the beginning but some libraries etc that we may need later are not supported. </text:p>
            <text:p>So decided to go with “react-native init TwEventManager” at the command prompt</text:p>
          </table:table-cell>
          <table:table-cell/>
        </table:table-row>
        <table:table-row table:style-name="ro3">
          <table:table-cell office:value-type="string">
            <text:p>We faced issues in building native code app. It was mainly due to Xcode 10 has certain issues.</text:p>
            <text:p/>
          </table:table-cell>
          <table:table-cell office:value-type="string">
            <text:p>After creating project with init, you will get CBuilder related error</text:p>
            <text:p>react-native start –port=8088</text:p>
          </table:table-cell>
        </table:table-row>
        <table:table-row table:style-name="ro2">
          <table:table-cell office:value-type="string">
            <text:p>Going further there were more issues related to version mis match with babel. </text:p>
            <text:p>Babel is – React Native ships with the Babel JavaScript compile</text:p>
          </table:table-cell>
          <table:table-cell office:value-type="string">
            <text:p>Now you will see in simulator red background error 4968 related. To solve this do following. </text:p>
            <text:p>npm install --save-dev @babel/core</text:p>
            <text:p>npm install --save-dev @babel/runtime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>
            <text:p>STEP 2 – Set up and learn about FireBase. Set up was without issues..</text:p>
            <text:p>It is important to notice/learn how to set up data in this NoSQL. </text:p>
            <text:p>Especially if you have many-many or one-many relation ships in data then how to and structure it.</text:p>
            <text:p>Links helped me do those are. </text:p>
            <text:p>** Another thing to keep in mind about fireBase is, The APIKey and other setup related info should not </text:p>
            <text:p>Go to git. So keep it in separate file like config and put it in .gitignore. This is V Important.</text:p>
            <text:p/>
          </table:table-cell>
          <table:table-cell office:value-type="string">
            <text:p>https://www.airpair.com/firebase/posts/structuring-your-firebase-data</text:p>
            <text:p>https://www.firebase.com/docs/web/guide/structuring-data.html</text:p>
            <text:p>https://stackoverflow.com/questions/41527058/many-to-many-relationship-in-firebase</text:p>
            <text:p>https://medium.com/@alfianlosari/firebase-realtime-database-many-to-many-relationship-schema-4155d9647f0f</text:p>
            <text:p/>
            <text:p/>
          </table:table-cell>
        </table:table-row>
        <table:table-row table:style-name="ro5">
          <table:table-cell office:value-type="string">
            <text:p>Step 3 – was to create a sample form with input fields and submit button.</text:p>
            <text:p>Refer to the links in myref.txt to learn about components, </text:p>
            <text:p>TextInput, Text, Touchable Opacity, Button and Switch etc.</text:p>
            <text:p/>
            <text:p>Learning – DatePicker is iOS specific component. It may act differently or may not work on Android.</text:p>
          </table:table-cell>
          <table:table-cell office:value-type="string">
            <text:p>RegisterForEvents.js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office:value-type="string">
            <text:p>Step 4,5 .. Create List of registrations. Screens.</text:p>
            <text:p>Here imp learnings was- setState of react i async call. Especially it gives problems when you have to set </text:p>
            <text:p>Arrays in state. One should carefully do it. One can use spread operator to do array copy.</text:p>
            <text:p/>
            <text:p>Another thing learned is, there are two ways one call get data from Firebase to react-native.</text:p>
            <text:p>One by by FetchAPI (by mozilla). Or another is by using FireBase API. To use fireBase API you will have to,</text:p>
            <text:p><text:s/>$ npm install --save firebase</text:p>
          </table:table-cell>
          <table:table-cell office:value-type="string">
            <text:p>setState async warning - on unmounted components</text:p>
            <text:p>https://www.robinwieruch.de/react-warning-cant-call-setstate-on-an-unmounted-component/</text:p>
            <text:p/>
            <text:p>async await in javaScript</text:p>
            <text:p>https://dev.to/johnpaulada/synchronous-fetch-with-asyncawait</text:p>
            <text:p/>
            <text:p>setState issues (helped me a lot)</text:p>
            <text:p>https://medium.com/@voonminghann/when-to-use-callback-function-of-setstate-in-react-37fff67e5a6c</text:p>
            <text:p>console.log AND setState (great article. study properly to understand setState)</text:p>
            <text:p>https://medium.com/@agm1984/reacts-setstate-is-a-special-function-and-it-helps-with-asynchronous-concurrency-669eddbe3dd1</text:p>
            <text:p/>
            <text:p/>
            <text:p>https://stackoverflow.com/questions/47009264/rendering-data-in-flatlist-from-firebase?answertab=votes#tab-top</text:p>
            <text:p/>
            <text:p/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Step 6 - After the basic screens were ready. It was time to add Navigation. </text:p>
            <text:p>React-Native has two types stack navigation and Tab Navigation. I tried both, for our use case stack works</text:p>
          </table:table-cell>
          <table:table-cell office:value-type="string">
            <text:p>Navigation example</text:p>
            <text:p>https://github.com/react-navigation/react-navigation/tree/master/examples/NavigationPlayground/js</text:p>
            <text:p/>
          </table:table-cell>
        </table:table-row>
        <table:table-row table:style-name="ro1" table:number-rows-repeated="2">
          <table:table-cell table:number-columns-repeated="2"/>
        </table:table-row>
        <table:table-row table:style-name="ro7">
          <table:table-cell office:value-type="string">
            <text:p>STEP7 – Saving data to .xls file</text:p>
            <text:p>To do this we used a library called sheetjs for react-native. </text:p>
            <text:p>React native-fs is needed to save file on device.</text:p>
            <text:p>go to project directory and </text:p>
            <text:p>$ npm install xlsx</text:p>
            <text:p/>
            <text:p>For react native file saving</text:p>
            <text:p>npm install react-native-fs --save</text:p>
            <text:p>react-native link react-native-fs</text:p>
            <text:p/>
            <text:p><text:span text:style-name="T1">Another imp learning is – on or once calls of fireBase return promises. So if one needs time to load data from fireBase,</text:span></text:p>
            <text:p><text:span text:style-name="T1">It can cause issues in application. Read about javascript promise and implement it if needed. </text:span></text:p>
            <text:p><text:span text:style-name="T1"/></text:p>
            <text:p><text:s/></text:p>
          </table:table-cell>
          <table:table-cell office:value-type="string">
            <text:p>https://github.com/antonderegt/export-demo</text:p>
            <text:p>https://www.npmjs.com/package/xlsx</text:p>
            <text:p/>
            <text:p>for react Native sheetJS </text:p>
            <text:p><text:s/>https://github.com/SheetJS/js-xlsx/tree/master/demos/react</text:p>
            <text:p/>
            <text:p><text:a xlink:href="https://github.com/SheetJS/js-xlsx/blob/master/demos/react/react-native.js">https://github.com/SheetJS/js-xlsx/blob/master/demos/react/react-native.js</text:a></text:p>
            <text:p/>
            <text:p><text:span text:style-name="T1">JS Promises</text:span></text:p>
            <text:p><text:span text:style-name="T1">https://medium.com/@justintulk/how-to-query-arrays-of-data-in-firebase-aa28a90181ba</text:span></text:p>
            <text:p><text:span text:style-name="T1"><text:a xlink:href="https://stackoverflow.com/questions/48964499/loop-through-data-to-pull-array-of-firebase-values">https://stackoverflow.com/questions/48964499/loop-through-data-to-pull-array-of-firebase-values</text:a></text:span></text:p>
            <text:p><text:span text:style-name="T1">rendering data in flatlist from fireBase (imp)</text:span></text:p>
            <text:p><text:span text:style-name="T1"/>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office:value-type="string">
            <text:p>STEP 8- Sending email with attachment from react native</text:p>
            <text:p/>
            <text:p>This was quite time consuming because exact requirement was not clear. So i figured out all the options</text:p>
            <text:p>Then chose one out of it.</text:p>
            <text:p/>
            <text:p>To send email from react native you either need mail server or </text:p>
            <text:p>mail service (to which we can just give a POST request to send email)</text:p>
            <text:p/>
            <text:p/>
            <text:p>Option1 – Use Firebase cloud functions. Firebase allows one to host functions those are called cloud functions.</text:p>
            <text:p>One needs to have billing set up for this. Google will charge you on usage basis. It took time to set up billing and verification for me.</text:p>
            <text:p>Refer to myref.txt links for it. You need cloud functions along with nodemailer installation</text:p>
            <text:p/>
            <text:p>Option2 – Use sendGrid or mailGun as a email service. Not explored further.</text:p>
            <text:p/>
            <text:p>Option3 – Set up your own node.js server and use nodemailer API to send emails.</text:p>
            <text:p/>
            <text:p>Option4 – Open mail app on the device through out app <text:s/>and user will send email.</text:p>
            <text:p/>
            <text:p>Option5 – Use 'react-native-mail' library. Downside of this is for iOS we can only test it on actual device not emulator.</text:p>
            <text:p/>
            <text:p>Refer to all the links in myRef.txt related to email sending.</text:p>
            <text:p/>
            <text:p>Option4 was chosen for now. So used 'Linking' in react-native to take user to “mail.google.com”</text:p>
            <text:p/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2/10/2018</text:date>, <text:time>14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na Gokhale</meta:initial-creator>
    <meta:creation-date>2018-10-22T12:54:47</meta:creation-date>
    <dc:date>2018-10-22T14:51:12</dc:date>
    <dc:creator>Leena Gokhale</dc:creator>
    <meta:editing-duration>PT1H56M25S</meta:editing-duration>
    <meta:editing-cycles>24</meta:editing-cycles>
    <meta:generator>OpenOffice/4.1.5$Unix OpenOffice.org_project/415m1$Build-9789</meta:generator>
    <meta:document-statistic meta:table-count="3" meta:cell-count="18" meta:object-count="0"/>
  </office:meta>
</office:document-meta>
</file>